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estTable" style:family="table">
      <style:table-properties style:width="27.305cm" table:align="margins"/>
    </style:style>
    <style:style style:name="TestTable.A" style:family="table-column">
      <style:table-column-properties style:column-width="1.603cm" style:rel-column-width="3848*"/>
    </style:style>
    <style:style style:name="TestTable.B" style:family="table-column">
      <style:table-column-properties style:column-width="2.69cm" style:rel-column-width="6456*"/>
    </style:style>
    <style:style style:name="TestTable.C" style:family="table-column">
      <style:table-column-properties style:column-width="4.507cm" style:rel-column-width="10816*"/>
    </style:style>
    <style:style style:name="TestTable.D" style:family="table-column">
      <style:table-column-properties style:column-width="4.595cm" style:rel-column-width="11028*"/>
    </style:style>
    <style:style style:name="TestTable.E" style:family="table-column">
      <style:table-column-properties style:column-width="5.292cm" style:rel-column-width="12700*"/>
    </style:style>
    <style:style style:name="TestTable.F" style:family="table-column">
      <style:table-column-properties style:column-width="3.115cm" style:rel-column-width="7476*"/>
    </style:style>
    <style:style style:name="TestTable.G" style:family="table-column">
      <style:table-column-properties style:column-width="5.505cm" style:rel-column-width="13211*"/>
    </style:style>
    <style:style style:name="TestTable.A1" style:family="table-cell">
      <style:table-cell-properties fo:padding="0.097cm" fo:border-left="0.05pt solid #000000" fo:border-right="none" fo:border-top="0.05pt solid #000000" fo:border-bottom="0.05pt solid #000000"/>
    </style:style>
    <style:style style:name="TestTable.G1" style:family="table-cell">
      <style:table-cell-properties fo:padding="0.097cm" fo:border="0.05pt solid #000000"/>
    </style:style>
    <style:style style:name="TestTable.A2" style:family="table-cell">
      <style:table-cell-properties fo:padding="0.097cm" fo:border-left="0.05pt solid #000000" fo:border-right="none" fo:border-top="none" fo:border-bottom="0.05pt solid #000000"/>
    </style:style>
    <style:style style:name="TestTable.G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4be31" officeooo:paragraph-rsid="0014be31"/>
    </style:style>
    <style:style style:name="P2" style:family="paragraph" style:parent-style-name="Table_20_Contents">
      <style:paragraph-properties fo:text-align="center" style:justify-single-word="false"/>
      <style:text-properties officeooo:rsid="0014be31" officeooo:paragraph-rsid="0014be31"/>
    </style:style>
    <style:style style:name="P3" style:family="paragraph" style:parent-style-name="Table_20_Contents">
      <style:text-properties officeooo:rsid="00151184" officeooo:paragraph-rsid="00151184"/>
    </style:style>
    <style:style style:name="P4" style:family="paragraph" style:parent-style-name="Table_20_Contents">
      <style:paragraph-properties fo:text-align="center" style:justify-single-word="false"/>
      <style:text-properties officeooo:rsid="00151184" officeooo:paragraph-rsid="00151184"/>
    </style:style>
    <style:style style:name="P5" style:family="paragraph" style:parent-style-name="Table_20_Contents">
      <style:paragraph-properties fo:text-align="center" style:justify-single-word="false"/>
      <style:text-properties officeooo:rsid="0017fb1b" officeooo:paragraph-rsid="0017fb1b"/>
    </style:style>
    <style:style style:name="P6" style:family="paragraph" style:parent-style-name="Table_20_Contents">
      <style:text-properties officeooo:rsid="0017fb1b" officeooo:paragraph-rsid="0017fb1b"/>
    </style:style>
    <style:style style:name="P7" style:family="paragraph" style:parent-style-name="Table_20_Contents">
      <style:text-properties officeooo:rsid="00183429" officeooo:paragraph-rsid="00183429"/>
    </style:style>
    <style:style style:name="P8" style:family="paragraph" style:parent-style-name="Table_20_Contents">
      <style:paragraph-properties fo:text-align="center" style:justify-single-word="false"/>
      <style:text-properties officeooo:rsid="00183429" officeooo:paragraph-rsid="00183429"/>
    </style:style>
    <style:style style:name="P9" style:family="paragraph" style:parent-style-name="Table_20_Contents">
      <style:text-properties officeooo:rsid="00194157" officeooo:paragraph-rsid="00194157"/>
    </style:style>
    <style:style style:name="P10" style:family="paragraph" style:parent-style-name="Table_20_Contents">
      <style:paragraph-properties fo:text-align="center" style:justify-single-word="false"/>
      <style:text-properties officeooo:rsid="00194157" officeooo:paragraph-rsid="00194157"/>
    </style:style>
    <style:style style:name="P11" style:family="paragraph" style:parent-style-name="Table_20_Contents">
      <style:text-properties officeooo:rsid="0019f92f" officeooo:paragraph-rsid="0019f92f"/>
    </style:style>
    <style:style style:name="P12" style:family="paragraph" style:parent-style-name="Table_20_Contents">
      <style:paragraph-properties fo:text-align="center" style:justify-single-word="false"/>
      <style:text-properties officeooo:rsid="001ae5b7" officeooo:paragraph-rsid="001ae5b7"/>
    </style:style>
    <style:style style:name="P13" style:family="paragraph" style:parent-style-name="Table_20_Contents">
      <style:text-properties officeooo:rsid="001ae5b7" officeooo:paragraph-rsid="001ae5b7"/>
    </style:style>
    <style:style style:name="P14" style:family="paragraph" style:parent-style-name="Table_20_Contents">
      <style:text-properties officeooo:rsid="001c601a" officeooo:paragraph-rsid="001c601a"/>
    </style:style>
    <style:style style:name="P15" style:family="paragraph" style:parent-style-name="Table_20_Contents">
      <style:paragraph-properties fo:text-align="center" style:justify-single-word="false"/>
      <style:text-properties officeooo:rsid="001c601a" officeooo:paragraph-rsid="001c601a"/>
    </style:style>
    <style:style style:name="P16" style:family="paragraph" style:parent-style-name="Table_20_Contents">
      <style:paragraph-properties fo:text-align="center" style:justify-single-word="false"/>
      <style:text-properties officeooo:rsid="001cd8d3" officeooo:paragraph-rsid="001cd8d3"/>
    </style:style>
    <style:style style:name="P17" style:family="paragraph" style:parent-style-name="Table_20_Contents">
      <style:text-properties officeooo:rsid="001cd8d3" officeooo:paragraph-rsid="001cd8d3"/>
    </style:style>
    <style:style style:name="P18" style:family="paragraph" style:parent-style-name="Table_20_Heading">
      <style:text-properties officeooo:rsid="0014be31" officeooo:paragraph-rsid="0014be31"/>
    </style:style>
    <style:style style:name="P19" style:family="paragraph" style:parent-style-name="Table_20_Contents">
      <style:text-properties officeooo:rsid="0019f92f" officeooo:paragraph-rsid="0019f92f"/>
    </style:style>
    <style:style style:name="P20" style:family="paragraph" style:parent-style-name="Table_20_Contents">
      <style:paragraph-properties fo:text-align="center" style:justify-single-word="false"/>
      <style:text-properties officeooo:rsid="001d167b" officeooo:paragraph-rsid="001d167b"/>
    </style:style>
    <style:style style:name="P21" style:family="paragraph" style:parent-style-name="Table_20_Contents">
      <style:text-properties officeooo:rsid="001d167b" officeooo:paragraph-rsid="001d167b"/>
    </style:style>
    <style:style style:name="P22" style:family="paragraph" style:parent-style-name="Table_20_Contents">
      <style:paragraph-properties fo:text-align="center" style:justify-single-word="false"/>
      <style:text-properties officeooo:rsid="001d5b90" officeooo:paragraph-rsid="001d5b90"/>
    </style:style>
    <style:style style:name="P23" style:family="paragraph" style:parent-style-name="Table_20_Contents">
      <style:text-properties officeooo:rsid="001d9237" officeooo:paragraph-rsid="001d9237"/>
    </style:style>
    <style:style style:name="P24" style:family="paragraph" style:parent-style-name="Table_20_Contents">
      <style:paragraph-properties fo:text-align="center" style:justify-single-word="false"/>
      <style:text-properties officeooo:rsid="001d9237" officeooo:paragraph-rsid="001d9237"/>
    </style:style>
    <style:style style:name="P25" style:family="paragraph" style:parent-style-name="Table_20_Contents">
      <style:paragraph-properties fo:text-align="center" style:justify-single-word="false"/>
      <style:text-properties officeooo:rsid="001f2419" officeooo:paragraph-rsid="001f2419"/>
    </style:style>
    <style:style style:name="P26" style:family="paragraph" style:parent-style-name="Table_20_Contents">
      <style:text-properties officeooo:rsid="001f2419" officeooo:paragraph-rsid="001f2419"/>
    </style:style>
    <style:style style:name="P27" style:family="paragraph" style:parent-style-name="Table_20_Contents">
      <style:paragraph-properties fo:text-align="center" style:justify-single-word="false"/>
      <style:text-properties officeooo:rsid="001fb34e" officeooo:paragraph-rsid="001fb34e"/>
    </style:style>
    <style:style style:name="P28" style:family="paragraph" style:parent-style-name="Table_20_Contents">
      <style:text-properties officeooo:rsid="001fb34e" officeooo:paragraph-rsid="001fb34e"/>
    </style:style>
    <style:style style:name="P29" style:family="paragraph" style:parent-style-name="Table_20_Contents">
      <style:text-properties officeooo:rsid="00200d00" officeooo:paragraph-rsid="00200d00"/>
    </style:style>
    <style:style style:name="P30" style:family="paragraph" style:parent-style-name="Table_20_Contents">
      <style:paragraph-properties fo:text-align="center" style:justify-single-word="false"/>
      <style:text-properties officeooo:rsid="00200d00" officeooo:paragraph-rsid="00200d00"/>
    </style:style>
    <style:style style:name="P31" style:family="paragraph" style:parent-style-name="Table_20_Contents">
      <style:text-properties officeooo:rsid="0021f20a" officeooo:paragraph-rsid="0021f20a"/>
    </style:style>
    <style:style style:name="T1" style:family="text">
      <style:text-properties officeooo:rsid="001ae5b7"/>
    </style:style>
    <style:style style:name="T2" style:family="text">
      <style:text-properties officeooo:rsid="001cd8d3"/>
    </style:style>
    <style:style style:name="T3" style:family="text">
      <style:text-properties officeooo:rsid="001cf059"/>
    </style:style>
    <style:style style:name="T4" style:family="text">
      <style:text-properties officeooo:rsid="001d167b"/>
    </style:style>
    <style:style style:name="T5" style:family="text">
      <style:text-properties officeooo:rsid="001d9237"/>
    </style:style>
    <style:style style:name="T6" style:family="text">
      <style:text-properties officeooo:rsid="001f2419"/>
    </style:style>
    <style:style style:name="T7" style:family="text">
      <style:text-properties officeooo:rsid="001fb34e"/>
    </style:style>
    <style:style style:name="T8" style:family="text">
      <style:text-properties officeooo:rsid="00200d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estTable" table:style-name="TestTable">
        <table:table-column table:style-name="TestTable.A"/>
        <table:table-column table:style-name="TestTable.B"/>
        <table:table-column table:style-name="TestTable.C"/>
        <table:table-column table:style-name="TestTable.D"/>
        <table:table-column table:style-name="TestTable.E"/>
        <table:table-column table:style-name="TestTable.F"/>
        <table:table-column table:style-name="TestTable.G"/>
        <table:table-header-rows>
          <table:table-row>
            <table:table-cell table:style-name="TestTable.A1" office:value-type="string">
              <text:p text:style-name="P18">Test ID</text:p>
            </table:table-cell>
            <table:table-cell table:style-name="TestTable.A1" office:value-type="string">
              <text:p text:style-name="P18">Requirement</text:p>
            </table:table-cell>
            <table:table-cell table:style-name="TestTable.A1" office:value-type="string">
              <text:p text:style-name="P18">Description</text:p>
            </table:table-cell>
            <table:table-cell table:style-name="TestTable.A1" office:value-type="string">
              <text:p text:style-name="P18">Input Data</text:p>
            </table:table-cell>
            <table:table-cell table:style-name="TestTable.A1" office:value-type="string">
              <text:p text:style-name="P18">Expected Outputs</text:p>
            </table:table-cell>
            <table:table-cell table:style-name="TestTable.A1" office:value-type="string">
              <text:p text:style-name="P18">Pass (<text:span text:style-name="T4">P</text:span>) / Fail (<text:span text:style-name="T4">F</text:span>)</text:p>
            </table:table-cell>
            <table:table-cell table:style-name="TestTable.G1" office:value-type="string">
              <text:p text:style-name="P18">Comment</text:p>
            </table:table-cell>
          </table:table-row>
        </table:table-header-rows>
        <table:table-row>
          <table:table-cell table:style-name="TestTable.A2" office:value-type="string">
            <text:p text:style-name="P2">1</text:p>
          </table:table-cell>
          <table:table-cell table:style-name="TestTable.A2" office:value-type="string">
            <text:p text:style-name="P2">FR1</text:p>
          </table:table-cell>
          <table:table-cell table:style-name="TestTable.A2" office:value-type="string">
            <text:p text:style-name="P1">On list wines screen: Customer can see wines sold, listed in alphabetical order and paginated</text:p>
          </table:table-cell>
          <table:table-cell table:style-name="TestTable.A2" office:value-type="string">
            <text:p text:style-name="P1">Navigate to wines page. Have wines with varying letters in the alphabet in sort description and lots of them.</text:p>
          </table:table-cell>
          <table:table-cell table:style-name="TestTable.A2" office:value-type="string">
            <text:p text:style-name="P1">List of all wines sold by MAF <text:span text:style-name="T3">displayed on page, paginated and in alphabetical order.</text:span></text:p>
          </table:table-cell>
          <table:table-cell table:style-name="TestTable.A2" office:value-type="string">
            <text:p text:style-name="P20">P</text:p>
          </table:table-cell>
          <table:table-cell table:style-name="TestTable.G2" office:value-type="string">
            <text:p text:style-name="P21">A <text:s/>list of wines can be seen, paginated and sorted in alphabetical order. Cannot see wines from second supplier as this was not implemented.</text:p>
          </table:table-cell>
        </table:table-row>
        <table:table-row>
          <table:table-cell table:style-name="TestTable.A2" office:value-type="string">
            <text:p text:style-name="P2">2</text:p>
          </table:table-cell>
          <table:table-cell table:style-name="TestTable.A2" office:value-type="string">
            <text:p text:style-name="P2">FR1</text:p>
          </table:table-cell>
          <table:table-cell table:style-name="TestTable.A2" office:value-type="string">
            <text:p text:style-name="P1">On list wines screen: Customer can see wine picture, short description, bottle size, price and supplier</text:p>
          </table:table-cell>
          <table:table-cell table:style-name="TestTable.A2" office:value-type="string">
            <text:p text:style-name="P1">Navigate to wines page, look at information listed in description field of this test</text:p>
          </table:table-cell>
          <table:table-cell table:style-name="TestTable.A2" office:value-type="string">
            <text:p text:style-name="P1">Information from description about the wine should be displayed alongside it.</text:p>
          </table:table-cell>
          <table:table-cell table:style-name="TestTable.A2" office:value-type="string">
            <text:p text:style-name="P20">P</text:p>
          </table:table-cell>
          <table:table-cell table:style-name="TestTable.G2" office:value-type="string">
            <text:p text:style-name="P21">As above.</text:p>
          </table:table-cell>
        </table:table-row>
        <table:table-row>
          <table:table-cell table:style-name="TestTable.A2" office:value-type="string">
            <text:p text:style-name="P2">3</text:p>
          </table:table-cell>
          <table:table-cell table:style-name="TestTable.A2" office:value-type="string">
            <text:p text:style-name="P2">FR2</text:p>
          </table:table-cell>
          <table:table-cell table:style-name="TestTable.A2" office:value-type="string">
            <text:p text:style-name="P1">On list wines screen:</text:p>
            <text:p text:style-name="P3">Can enter search term, click search and see a list of wines matching the criterion</text:p>
          </table:table-cell>
          <table:table-cell table:style-name="TestTable.A2" office:value-type="string">
            <text:p text:style-name="P3">Navigate to wines page, enter search term “some” into search field and press search</text:p>
          </table:table-cell>
          <table:table-cell table:style-name="TestTable.A2" office:value-type="string">
            <text:p text:style-name="P23">Three wines should appear - “Some Very Nice Wine” and “Some Wine” twice.</text:p>
          </table:table-cell>
          <table:table-cell table:style-name="TestTable.A2" office:value-type="string">
            <text:p text:style-name="P22">P</text:p>
          </table:table-cell>
          <table:table-cell table:style-name="TestTable.G2" office:value-type="string">
            <text:p text:style-name="P23"/>
          </table:table-cell>
        </table:table-row>
        <table:table-row>
          <table:table-cell table:style-name="TestTable.A2" office:value-type="string">
            <text:p text:style-name="P4">4</text:p>
          </table:table-cell>
          <table:table-cell table:style-name="TestTable.A2" office:value-type="string">
            <text:p text:style-name="P4">FR2</text:p>
          </table:table-cell>
          <table:table-cell table:style-name="TestTable.A2" office:value-type="string">
            <text:p text:style-name="P3">On list wines screen:</text:p>
            <text:p text:style-name="P3">Customer isn't able to see wines that don't match the search term</text:p>
          </table:table-cell>
          <table:table-cell table:style-name="TestTable.A2" office:value-type="string">
            <text:p text:style-name="P3">Enter a search term that doesn't at all match any of the short descriptions in the table. Specifically, “qwerty”</text:p>
          </table:table-cell>
          <table:table-cell table:style-name="TestTable.A2" office:value-type="string">
            <text:p text:style-name="P3">No wines should be displayed in the search results.</text:p>
          </table:table-cell>
          <table:table-cell table:style-name="TestTable.A2" office:value-type="string">
            <text:p text:style-name="P24">P</text:p>
          </table:table-cell>
          <table:table-cell table:style-name="TestTable.G2" office:value-type="string">
            <text:p text:style-name="P23">No wines were displayed in the search results as none of the wines contain the string “qwerty”.</text:p>
          </table:table-cell>
        </table:table-row>
        <table:table-row>
          <table:table-cell table:style-name="TestTable.A2" office:value-type="string">
            <text:p text:style-name="P4">5</text:p>
          </table:table-cell>
          <table:table-cell table:style-name="TestTable.A2" office:value-type="string">
            <text:p text:style-name="P4">FR2</text:p>
          </table:table-cell>
          <table:table-cell table:style-name="TestTable.A2" office:value-type="string">
            <text:p text:style-name="P3">On list wines screen:</text:p>
            <text:p text:style-name="P3">Customer is able to search for wines from both suppliers</text:p>
          </table:table-cell>
          <table:table-cell table:style-name="TestTable.A2" office:value-type="string">
            <text:p text:style-name="P3">Enter a search term matching a short description of one of the wines in the first supplier</text:p>
          </table:table-cell>
          <table:table-cell table:style-name="TestTable.A2" office:value-type="string">
            <text:p text:style-name="P3">The wines matching the search term from the first web service should be displayed in the page.</text:p>
          </table:table-cell>
          <table:table-cell table:style-name="TestTable.A2" office:value-type="string">
            <text:p text:style-name="P24">F</text:p>
          </table:table-cell>
          <table:table-cell table:style-name="TestTable.G2" office:value-type="string">
            <text:p text:style-name="P23">Only able to search for wines from one supplier as the second supplier service wasn't implemented.</text:p>
          </table:table-cell>
        </table:table-row>
        <table:table-row>
          <table:table-cell table:style-name="TestTable.A2" office:value-type="string">
            <text:p text:style-name="P4">6</text:p>
          </table:table-cell>
          <table:table-cell table:style-name="TestTable.A2" office:value-type="string">
            <text:p text:style-name="P5">FR3</text:p>
          </table:table-cell>
          <table:table-cell table:style-name="TestTable.A2" office:value-type="string">
            <text:p text:style-name="P6">On list wines screen:</text:p>
            <text:p text:style-name="P6">Customer can click on a picture of a wine and view full information on the wine</text:p>
          </table:table-cell>
          <table:table-cell table:style-name="TestTable.A2" office:value-type="string">
            <text:p text:style-name="P23">Click on the image for “An Italian Wine”.</text:p>
          </table:table-cell>
          <table:table-cell table:style-name="TestTable.A2" office:value-type="string">
            <text:p text:style-name="P7">The 'show' page for “<text:span text:style-name="T5">An Italian Wine”</text:span> should be displayed, showing all the information <text:span text:style-name="T5">(i.e. picture, short description, long description, country of origin, grape type, vegetarian suitability, bottle size, price and supplier)</text:span> on the wine <text:soft-page-break/>along with a quantity field and an 'Add to Basket' button.</text:p>
          </table:table-cell>
          <table:table-cell table:style-name="TestTable.A2" office:value-type="string">
            <text:p text:style-name="P24">P</text:p>
          </table:table-cell>
          <table:table-cell table:style-name="TestTable.G2" office:value-type="string">
            <text:p text:style-name="P31">All information for 'An Italian Wine' is displayed on a page.</text:p>
          </table:table-cell>
        </table:table-row>
        <table:table-row>
          <table:table-cell table:style-name="TestTable.A2" office:value-type="string">
            <text:p text:style-name="P8">7</text:p>
          </table:table-cell>
          <table:table-cell table:style-name="TestTable.A2" office:value-type="string">
            <text:p text:style-name="P8">FR4</text:p>
          </table:table-cell>
          <table:table-cell table:style-name="TestTable.A2" office:value-type="string">
            <text:p text:style-name="P7">From 'show' page, customer can add wines to their basket</text:p>
          </table:table-cell>
          <table:table-cell table:style-name="TestTable.A2" office:value-type="string">
            <text:p text:style-name="P7">From <text:span text:style-name="T5">'Spanish Crianza'</text:span> 'show' page, click 'Add to Basket' button.</text:p>
          </table:table-cell>
          <table:table-cell table:style-name="TestTable.A2" office:value-type="string">
            <text:p text:style-name="P7">Basket should contain <text:span text:style-name="T5">'Spanish Crianza'</text:span>.</text:p>
          </table:table-cell>
          <table:table-cell table:style-name="TestTable.A2" office:value-type="string">
            <text:p text:style-name="P24">P</text:p>
          </table:table-cell>
          <table:table-cell table:style-name="TestTable.G2" office:value-type="string">
            <text:p text:style-name="P23">'Spanish Crianza' is shown in the basket.</text:p>
          </table:table-cell>
        </table:table-row>
        <table:table-row>
          <table:table-cell table:style-name="TestTable.A2" office:value-type="string">
            <text:p text:style-name="P8">8</text:p>
          </table:table-cell>
          <table:table-cell table:style-name="TestTable.A2" office:value-type="string">
            <text:p text:style-name="P8">FR4</text:p>
          </table:table-cell>
          <table:table-cell table:style-name="TestTable.A2" office:value-type="string">
            <text:p text:style-name="P7">From 'show' page, customer can add an arbitrary quantity of a wine to their basket</text:p>
          </table:table-cell>
          <table:table-cell table:style-name="TestTable.A2" office:value-type="string">
            <text:p text:style-name="P7">From <text:span text:style-name="T5">'Spanish Crianza'</text:span> 'show' page, enter '4' into the quantity field and click 'Add to Basket' button.</text:p>
          </table:table-cell>
          <table:table-cell table:style-name="TestTable.A2" office:value-type="string">
            <text:p text:style-name="P7">Basket should contain <text:span text:style-name="T5">4</text:span> <text:span text:style-name="T5">bottles of 'Spanish Crianza'</text:span></text:p>
          </table:table-cell>
          <table:table-cell table:style-name="TestTable.A2" office:value-type="string">
            <text:p text:style-name="P25">P</text:p>
          </table:table-cell>
          <table:table-cell table:style-name="TestTable.G2" office:value-type="string">
            <text:p text:style-name="P26">If wines are added and then more are added, the quantity is not incremented – instead, it is added as a new basket item.</text:p>
          </table:table-cell>
        </table:table-row>
        <table:table-row>
          <table:table-cell table:style-name="TestTable.A2" office:value-type="string">
            <text:p text:style-name="P8">9</text:p>
          </table:table-cell>
          <table:table-cell table:style-name="TestTable.A2" office:value-type="string">
            <text:p text:style-name="P8">FR5</text:p>
          </table:table-cell>
          <table:table-cell table:style-name="TestTable.A2" office:value-type="string">
            <text:p text:style-name="P7">Customer is able to see what is in their basket</text:p>
          </table:table-cell>
          <table:table-cell table:style-name="TestTable.A2" office:value-type="string">
            <text:p text:style-name="P9">From a wine 'show' page <text:span text:style-name="T6">for 'A Lovely Greek Wine'</text:span>, click the 'Add to Basket' button.</text:p>
          </table:table-cell>
          <table:table-cell table:style-name="TestTable.A2" office:value-type="string">
            <text:p text:style-name="P9">Should be able to see the contents of the basket, including <text:span text:style-name="T6">'A Lovely Greek Wine'</text:span></text:p>
          </table:table-cell>
          <table:table-cell table:style-name="TestTable.A2" office:value-type="string">
            <text:p text:style-name="P25">P</text:p>
          </table:table-cell>
          <table:table-cell table:style-name="TestTable.G2" office:value-type="string">
            <text:p text:style-name="P26">The only way for a customer to be able to view their basket is by adding a wine to it – there is no button.</text:p>
          </table:table-cell>
        </table:table-row>
        <table:table-row>
          <table:table-cell table:style-name="TestTable.A2" office:value-type="string">
            <text:p text:style-name="P10">10</text:p>
          </table:table-cell>
          <table:table-cell table:style-name="TestTable.A2" office:value-type="string">
            <text:p text:style-name="P10">FR6a</text:p>
          </table:table-cell>
          <table:table-cell table:style-name="TestTable.A2" office:value-type="string">
            <text:p text:style-name="P11">Customer can checkout their order from the basket page having already logged in</text:p>
          </table:table-cell>
          <table:table-cell table:style-name="TestTable.A2" office:value-type="string">
            <text:p text:style-name="P11">Log in as a customer, add “<text:span text:style-name="T7">Water Wine</text:span>” to the basket and click the checkout button. Run `curl http://localhost:5000/orders` (GET request) from a bash terminal window and check the response contains the sent order</text:p>
          </table:table-cell>
          <table:table-cell table:style-name="TestTable.A2" office:value-type="string">
            <text:p text:style-name="P11">Checked out order should appear in the result of the GET request. The logs for the supplier service should also show an incoming POST request containing the data. <text:span text:style-name="T1">Order should contain the logged in customer's name, address, email address, barcode number of the wine and the quantity.</text:span></text:p>
          </table:table-cell>
          <table:table-cell table:style-name="TestTable.A2" office:value-type="string">
            <text:p text:style-name="P27">F</text:p>
          </table:table-cell>
          <table:table-cell table:style-name="TestTable.G2" office:value-type="string">
            <text:p text:style-name="P28">When logging in as a customer, adding products to the basket, logging out, then logging back in as another customer, the items from the previous session are still in the basket. GET request shows the customers details correctly, but not the basket details as this was not implemented.</text:p>
          </table:table-cell>
        </table:table-row>
        <table:table-row>
          <table:table-cell table:style-name="TestTable.A2" office:value-type="string">
            <text:p text:style-name="P12">11</text:p>
          </table:table-cell>
          <table:table-cell table:style-name="TestTable.A2" office:value-type="string">
            <text:p text:style-name="P12">FR6b</text:p>
          </table:table-cell>
          <table:table-cell table:style-name="TestTable.A2" office:value-type="string">
            <text:p text:style-name="P13">Customer can checkout their order without logging in</text:p>
          </table:table-cell>
          <table:table-cell table:style-name="TestTable.A2" office:value-type="string">
            <text:p text:style-name="P13">Add “Some Wine” by a particular supplied to the basket and click the checkout button from the basket page.</text:p>
          </table:table-cell>
          <table:table-cell table:style-name="TestTable.A2" office:value-type="string">
            <text:p text:style-name="P13">Customer should be directed to the log in page and asked to login. After logging in, order should be sent, containing the same data as in test 10.</text:p>
          </table:table-cell>
          <table:table-cell table:style-name="TestTable.A2" office:value-type="string">
            <text:p text:style-name="P27">F</text:p>
          </table:table-cell>
          <table:table-cell table:style-name="TestTable.G2" office:value-type="string">
            <text:p text:style-name="P28">When clicking the checkout button from a basket when there is no customer logged in, there are no customer details to put in the order hash, so an error page is given.</text:p>
          </table:table-cell>
        </table:table-row>
        <table:table-row>
          <table:table-cell table:style-name="TestTable.A2" office:value-type="string">
            <text:p text:style-name="P12">12</text:p>
          </table:table-cell>
          <table:table-cell table:style-name="TestTable.A2" office:value-type="string">
            <text:p text:style-name="P12">FR7</text:p>
          </table:table-cell>
          <table:table-cell table:style-name="TestTable.A2" office:value-type="string">
            <text:p text:style-name="P13">Customers can register <text:soft-page-break/>their details</text:p>
          </table:table-cell>
          <table:table-cell table:style-name="TestTable.A2" office:value-type="string">
            <text:p text:style-name="P13">Navigate to the 'register' <text:soft-page-break/>page, enter customer name “<text:span text:style-name="T7">Test User 9”</text:span>, a<text:span text:style-name="T7">ddress “12 Test Street”</text:span>, an email “<text:span text:style-name="T7">testuser9@testdomain.com”</text:span> and password “<text:span text:style-name="T7">password”</text:span>. Click register.</text:p>
          </table:table-cell>
          <table:table-cell table:style-name="TestTable.A2" office:value-type="string">
            <text:p text:style-name="P14">Customer details should be <text:soft-page-break/>added to the customers database table.</text:p>
          </table:table-cell>
          <table:table-cell table:style-name="TestTable.A2" office:value-type="string">
            <text:p text:style-name="P27">P</text:p>
          </table:table-cell>
          <table:table-cell table:style-name="TestTable.G2" office:value-type="string">
            <text:p text:style-name="P28">Customers details are <text:soft-page-break/>registered <text:span text:style-name="T8">and an account is made but they are redirected to the 'show' page for the new account, which is not a requirement of the assignment.</text:span></text:p>
          </table:table-cell>
        </table:table-row>
        <table:table-row>
          <table:table-cell table:style-name="TestTable.A2" office:value-type="string">
            <text:p text:style-name="P15">13</text:p>
          </table:table-cell>
          <table:table-cell table:style-name="TestTable.A2" office:value-type="string">
            <text:p text:style-name="P15">FR7</text:p>
          </table:table-cell>
          <table:table-cell table:style-name="TestTable.A2" office:value-type="string">
            <text:p text:style-name="P14">Customers can log in with the details they provided at registration.</text:p>
          </table:table-cell>
          <table:table-cell table:style-name="TestTable.A2" office:value-type="string">
            <text:p text:style-name="P14">Navigate to the 'login' page, enter the customer email address and password entered for the registration in test 12</text:p>
          </table:table-cell>
          <table:table-cell table:style-name="TestTable.A2" office:value-type="string">
            <text:p text:style-name="P14">Customer should be logged in. <text:span text:style-name="T2">Logout link should appear.</text:span></text:p>
          </table:table-cell>
          <table:table-cell table:style-name="TestTable.A2" office:value-type="string">
            <text:p text:style-name="P30">P</text:p>
          </table:table-cell>
          <table:table-cell table:style-name="TestTable.G2" office:value-type="string">
            <text:p text:style-name="P29">Customer is logged in, logout option is provided to the customer. Customer is redirected to wines page when logged in.</text:p>
          </table:table-cell>
        </table:table-row>
        <table:table-row>
          <table:table-cell table:style-name="TestTable.A2" office:value-type="string">
            <text:p text:style-name="P16">14</text:p>
          </table:table-cell>
          <table:table-cell table:style-name="TestTable.A2" office:value-type="string">
            <text:p text:style-name="P16">FR7</text:p>
          </table:table-cell>
          <table:table-cell table:style-name="TestTable.A2" office:value-type="string">
            <text:p text:style-name="P17">Customers can log out</text:p>
          </table:table-cell>
          <table:table-cell table:style-name="TestTable.A2" office:value-type="string">
            <text:p text:style-name="P17">After doing test 13, click the logout button.</text:p>
          </table:table-cell>
          <table:table-cell table:style-name="TestTable.A2" office:value-type="string">
            <text:p text:style-name="P17">Login button should appear</text:p>
          </table:table-cell>
          <table:table-cell table:style-name="TestTable.A2" office:value-type="string">
            <text:p text:style-name="P30">P</text:p>
          </table:table-cell>
          <table:table-cell table:style-name="TestTable.G2" office:value-type="string">
            <text:p text:style-name="P29">Customer was successfully logged o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088cm" fo:margin-bottom="1.316cm" fo:margin-left="0.998cm" fo:margin-right="1.3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Peters</meta:initial-creator>
    <meta:creation-date>2015-12-04T23:17:43.152764354</meta:creation-date>
    <dc:date>2015-12-06T15:23:54.031364974</dc:date>
    <dc:creator>Dale Peters</dc:creator>
    <meta:editing-duration>PT4H49M49S</meta:editing-duration>
    <meta:editing-cycles>9</meta:editing-cycles>
    <meta:generator>LibreOffice/4.4.6.3$Linux_x86 LibreOffice_project/40m0$Build-3</meta:generator>
    <meta:document-statistic meta:table-count="1" meta:image-count="0" meta:object-count="0" meta:page-count="3" meta:paragraph-count="108" meta:word-count="964" meta:character-count="5447" meta:non-whitespace-character-count="4588"/>
  </office:meta>
</office:document-meta>
</file>